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874c4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width="2cm" draw:z-index="0"><draw:text-box fo:min-height="0.499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6-09-01T16:24:23.426589804</meta:creation-date>
    <dc:date>2016-09-01T16:37:16.734540335</dc:date>
    <dc:creator>Miklos Vajna</dc:creator>
    <meta:editing-duration>PT1M52S</meta:editing-duration>
    <meta:editing-cycles>5</meta:editing-cycles>
    <meta:generator>LibreOfficeDev/5.3.0.0.alpha0$Linux_X86_64 LibreOffice_project/aa9af6ff3d9ebdc684c94fb34f559a5b948fe6d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